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Dposts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slot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 high to turn 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lotSens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Sense when 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0:14:33.769984524</meta:creation-date>
    <dc:date>2018-12-10T10:33:53.157219301</dc:date>
    <meta:editing-duration>P6DT22H58M59S</meta:editing-duration>
    <meta:editing-cycles>1</meta:editing-cycles>
    <meta:document-statistic meta:table-count="1" meta:cell-count="97" meta:object-count="0"/>
    <meta:generator>LibreOffice/5.1.6.2$Linux_X86_64 LibreOffice_project/10m0$Build-2</meta:generator>
  </office:meta>
</office:document-meta>
</file>